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1a50c" officeooo:paragraph-rsid="0001a50c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officeooo:paragraph-rsid="000a2f61"/>
    </style:style>
    <style:style style:name="P4" style:family="paragraph" style:parent-style-name="Standard" style:list-style-name="L1">
      <style:text-properties officeooo:rsid="0004f2b7" officeooo:paragraph-rsid="000a2f61"/>
    </style:style>
    <style:style style:name="T1" style:family="text">
      <style:text-properties officeooo:rsid="0001a50c"/>
    </style:style>
    <style:style style:name="T2" style:family="text">
      <style:text-properties fo:font-weight="bold" officeooo:rsid="0001a50c" style:font-weight-asian="bold" style:font-weight-complex="bold"/>
    </style:style>
    <style:style style:name="T3" style:family="text">
      <style:text-properties fo:font-weight="bold" officeooo:rsid="000a2f61" style:font-weight-asian="bold" style:font-weight-complex="bold"/>
    </style:style>
    <style:style style:name="T4" style:family="text">
      <style:text-properties fo:font-weight="bold" officeooo:rsid="000bdc39" style:font-weight-asian="bold" style:font-weight-complex="bold"/>
    </style:style>
    <style:style style:name="T5" style:family="text">
      <style:text-properties officeooo:rsid="0004f2b7"/>
    </style:style>
    <style:style style:name="T6" style:family="text">
      <style:text-properties officeooo:rsid="00067a1d"/>
    </style:style>
    <style:style style:name="T7" style:family="text">
      <style:text-properties officeooo:rsid="000bdc3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237552229580011178" text:style-name="L1">
        <text:list-item>
          <text:p text:style-name="P3">Crea un programa en JavaScript que inicialice 4 variables con el nombre, edad, altura y casado de una persona, <text:span text:style-name="T1">con el </text:span><text:span text:style-name="T2">tipo</text:span><text:span text:style-name="T1"> adecuado</text:span>. A continuación se mostrarán los valores de dichas variables por pantalla.<text:span text:style-name="T3">(0,5 pto)</text:span></text:p>
        </text:list-item>
        <text:list-item>
          <text:p text:style-name="P3">Crea un programa en JavaScript que te pida dos números por pantalla. A continuación los sumará y multiplicará, mostrando ambos resultados por pantalla.<text:span text:style-name="T3">(0,5 pto)</text:span></text:p>
        </text:list-item>
        <text:list-item>
          <text:p text:style-name="P3">Crea un programa en JavaScript que pida dos números por pantalla. A continuación te mostrará un mensaje indicando cuál de los números es mayor.<text:span text:style-name="T3">(0,5 pto)</text:span></text:p>
        </text:list-item>
        <text:list-item>
          <text:p text:style-name="P3">Crea un programa en JavaScript que nos pida tres notas y calculen la media de dichas notas. A continuación si la media es mayor o igual que 7, se mostrará el mensaje "promocionado", si la media es mayor o igual que 4 que muestre el mensaje "regular" y si no que muestre "suspenso".<text:span text:style-name="T3">(0,5 pto)</text:span></text:p>
        </text:list-item>
        <text:list-item>
          <text:p text:style-name="P3">Crea un programa en JavaScript que pida tres números y que muestre un mensaje indicando cuál de los tres es el mayor.<text:span text:style-name="T3">(0,5 pto)</text:span></text:p>
        </text:list-item>
        <text:list-item>
          <text:p text:style-name="P3">Crea un programa en JavaScript que pida un <text:span text:style-name="T5">mes del año</text:span>. A continuación se mostrará un mensaje <text:span text:style-name="T5">indicando a que trimestre pertenece</text:span>.<text:span text:style-name="T3">(0,5 pto)</text:span></text:p>
        </text:list-item>
        <text:list-item>
          <text:p text:style-name="P3">Crea un programa en JavaScript que pida un número entre 1 y 5. A continuación mostrará el nombre del número que se ha introducido. Si no se ha introducido un número entre 1 y 5 se mostrará un mensaje indicándolo.<text:span text:style-name="T3">(0,5 pto)</text:span></text:p>
        </text:list-item>
        <text:list-item>
          <text:p text:style-name="P3">Crea un programa en JavaScript que muestre los números del 1 al 100 (cada uno en una línea).<text:span text:style-name="T3">(0,5 pto)</text:span></text:p>
        </text:list-item>
        <text:list-item>
          <text:p text:style-name="P3">Crea un programa en JavaScript que pida 5 números, los sume y a continuación muestre por pantalla el resultado de la suma.<text:span text:style-name="T3">(0,5 pto)</text:span></text:p>
        </text:list-item>
        <text:list-item>
          <text:p text:style-name="P3">Crea un programa en JavaScript que pida un número entre 0 y 999. A continuación se calculará y se mostrará el número de dígitos que tiene el número que hemos introducido.<text:span text:style-name="T5"> </text:span><text:span text:style-name="T3">(0,5 pto)</text:span></text:p>
        </text:list-item>
        <text:list-item>
          <text:p text:style-name="P4">Crea un programa que pida un número entre 1 y 99, y que muestre sus divisores primos. <text:span text:style-name="T3">(1 pto)</text:span></text:p>
        </text:list-item>
        <text:list-item>
          <text:p text:style-name="P3"><text:span text:style-name="T5">Crea un programa que pida un número entre 1 y 99, y que muestre el número como producto de factores primos.</text:span><text:span text:style-name="T3">(1 pto)</text:span></text:p>
        </text:list-item>
        <text:list-item>
          <text:p text:style-name="P2"><text:span text:style-name="T5">Crea un programa que pida una cadena de texto, la divida</text:span> en dos mitades y las imprima por pantalla. Las mitades serán iguales, siempre que el string tenga un número de caracteres par. En caso de <text:span text:style-name="T5">cifra impar la segunda mitad tendrá un carácter más que la primera</text:span>.<text:span text:style-name="T4">(1 pto)</text:span></text:p>
        </text:list-item>
        <text:list-item>
          <text:p text:style-name="P3"><text:span text:style-name="T6">Crea un programa en JavaScript que pida por pantalla una frase, y que cambie en todo la cadena las letras aes por ues, las es por oes, la ies por aes, las oes por es y las ues por espacios en blanco.</text:span><text:span text:style-name="T3">(1 pto)</text:span></text:p>
        </text:list-item>
        <text:list-item>
          <text:p text:style-name="P3">Crea un programa en JavaScript que defina una función llamada cargar que reciba como parámetro un array de 5 elementos, <text:span text:style-name="T6">estos elementos serán numéros que el programa pedirá al usuario en el código de la función</text:span>. A continuación definiremos la función calcular a la que se le pasa como parámetro el mismo array y que se encarga de sumar dichos <text:span text:style-name="T6">números</text:span> y de mostrarlos uno por uno para finalmente mostrar la suma de los <text:span text:style-name="T6">números</text:span>. <text:span text:style-name="T3">(1 pto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1a50c" officeooo:paragraph-rsid="0001a50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UT02-PC01</text:p>
        <text:p text:style-name="MP1">EJERCICIOS JAVASCRIP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7T08:30:27.997000000</meta:creation-date>
    <dc:date>2018-10-17T16:39:27.991755018</dc:date>
    <meta:editing-duration>PT15M11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7" meta:word-count="528" meta:character-count="2896" meta:non-whitespace-character-count="2400"/>
  </office:meta>
</office:document-meta>
</file>